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20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19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18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17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16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16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15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15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2672" calcext:value-type="float">
            <text:p>68.62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14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13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13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4032" calcext:value-type="float">
            <text:p>68.07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12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11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11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10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09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09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08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68819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